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875e" officeooo:paragraph-rsid="000e875e"/>
    </style:style>
    <style:style style:name="P2" style:family="paragraph" style:parent-style-name="Standard">
      <style:text-properties officeooo:rsid="00100808" officeooo:paragraph-rsid="00100808"/>
    </style:style>
    <style:style style:name="P3" style:family="paragraph" style:parent-style-name="Standard">
      <style:text-properties officeooo:rsid="00100808" officeooo:paragraph-rsid="00112800"/>
    </style:style>
    <style:style style:name="P4" style:family="paragraph" style:parent-style-name="Standard">
      <style:text-properties officeooo:rsid="00112800" officeooo:paragraph-rsid="00112800"/>
    </style:style>
    <style:style style:name="P5" style:family="paragraph" style:parent-style-name="Standard">
      <style:text-properties officeooo:rsid="00126c70" officeooo:paragraph-rsid="00126c70"/>
    </style:style>
    <style:style style:name="P6" style:family="paragraph" style:parent-style-name="Standard">
      <style:text-properties officeooo:rsid="00137862" officeooo:paragraph-rsid="00137862"/>
    </style:style>
    <style:style style:name="P7" style:family="paragraph" style:parent-style-name="Standard">
      <style:text-properties officeooo:rsid="001526f7" officeooo:paragraph-rsid="001526f7"/>
    </style:style>
    <style:style style:name="P8" style:family="paragraph" style:parent-style-name="Standard">
      <style:text-properties officeooo:rsid="0015fa8d" officeooo:paragraph-rsid="0015fa8d"/>
    </style:style>
    <style:style style:name="T1" style:family="text">
      <style:text-properties officeooo:rsid="000e875e"/>
    </style:style>
    <style:style style:name="T2" style:family="text">
      <style:text-properties officeooo:rsid="00100808"/>
    </style:style>
    <style:style style:name="T3" style:family="text">
      <style:text-properties officeooo:rsid="00126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1.</text:p>
      <text:p text:style-name="P1">netperf.sh:</text:p>
      <text:p text:style-name="P1">Windowsize Transfer Rate <text:span text:style-name="T2">(mbit/s)</text:span></text:p>
      <text:p text:style-name="P1"><text:s text:c="5"/>1152 <text:s text:c="2"/>91.20</text:p>
      <text:p text:style-name="P1"><text:s text:c="5"/>1152 <text:s text:c="2"/>91.36</text:p>
      <text:p text:style-name="P1"><text:s text:c="5"/>2048 <text:s/>113.40</text:p>
      <text:p text:style-name="P1"><text:s text:c="5"/>4096 <text:s/>155.10</text:p>
      <text:p text:style-name="P1"><text:s text:c="5"/>8192 <text:s/>285.77</text:p>
      <text:p text:style-name="P1"><text:s text:c="4"/>16384 <text:s/>507.47</text:p>
      <text:p text:style-name="P1"><text:s text:c="4"/>32768 <text:s/>684.68</text:p>
      <text:p text:style-name="P1"><text:s text:c="4"/>65536 <text:s/>760.16</text:p>
      <text:p text:style-name="P1"><text:s text:c="3"/>131072 <text:s/>760.93</text:p>
      <text:p text:style-name="P1"><text:s text:c="3"/>212992 <text:s/>762.66</text:p>
      <text:p text:style-name="P1"><text:s text:c="3"/>212992 <text:s/>762.23</text:p>
      <text:p text:style-name="P1"/>
      <text:p text:style-name="P1"/>
      <text:p text:style-name="P1">2.</text:p>
      <text:p text:style-name="P4">router_netperf.sh</text:p>
      <text:p text:style-name="P3">Windowsize Transfer Rate<text:span text:style-name="T1"> </text:span>(mbit/s)</text:p>
      <text:p text:style-name="P2"><text:s text:c="5"/>1152 <text:s text:c="2"/>91.32</text:p>
      <text:p text:style-name="P2"><text:s text:c="5"/>1152 <text:s text:c="2"/>91.35</text:p>
      <text:p text:style-name="P2"><text:s text:c="5"/>2048 <text:s/>113.62</text:p>
      <text:p text:style-name="P2"><text:s text:c="5"/>4096 <text:s/>155.00</text:p>
      <text:p text:style-name="P2"><text:s text:c="5"/>8192 <text:s/>286.43</text:p>
      <text:p text:style-name="P2"><text:s text:c="4"/>16384 <text:s/>457.81</text:p>
      <text:p text:style-name="P2"><text:s text:c="4"/>32768 <text:s/>662.43</text:p>
      <text:p text:style-name="P2"><text:s text:c="4"/>65536 <text:s/>765.25</text:p>
      <text:p text:style-name="P2"><text:s text:c="3"/>131072 <text:s/>755.90</text:p>
      <text:p text:style-name="P2"><text:s text:c="3"/>212992 <text:s/>756.06</text:p>
      <text:p text:style-name="P2"><text:s text:c="3"/>212992 <text:s/>768.08</text:p>
      <text:p text:style-name="P2"/>
      <text:p text:style-name="P2"/>
      <text:p text:style-name="P2"/>
      <text:p text:style-name="P2">3.1</text:p>
      <text:p text:style-name="P4">router_netperf.sh</text:p>
      <text:p text:style-name="P4"><text:span text:style-name="T3">(17-&gt;17.17)</text:span>Windowsize Transfer Rate (mbit/s)</text:p>
      <text:p text:style-name="P4"><text:s text:c="5"/>1152 <text:s text:c="3"/>0.11</text:p>
      <text:p text:style-name="P4"><text:s text:c="5"/>1152 <text:s text:c="3"/>0.11</text:p>
      <text:p text:style-name="P4"><text:s text:c="5"/>2048 <text:s text:c="3"/>0.13</text:p>
      <text:p text:style-name="P4"><text:s text:c="5"/>4096 <text:s text:c="3"/>0.26</text:p>
      <text:p text:style-name="P4"><text:s text:c="5"/>8192 <text:s text:c="3"/>0.49</text:p>
      <text:p text:style-name="P4"><text:s text:c="4"/>16384 <text:s text:c="3"/>1.16</text:p>
      <text:p text:style-name="P4"><text:s text:c="4"/>32768 <text:s text:c="3"/>1.97</text:p>
      <text:p text:style-name="P4"><text:s text:c="4"/>65536 <text:s text:c="3"/>2.15</text:p>
      <text:p text:style-name="P4"><text:s text:c="3"/>131072 <text:s text:c="3"/>2.16</text:p>
      <text:p text:style-name="P4"><text:s text:c="3"/>212992 <text:s text:c="3"/>2.16</text:p>
      <text:p text:style-name="P4"><text:s text:c="3"/>212992 <text:s text:c="3"/>2.17</text:p>
      <text:p text:style-name="P4"><text:soft-page-break/></text:p>
      <text:p text:style-name="P5">(17-&gt;18.136)Windowsize Transfer Rate (mbit/s)</text:p>
      <text:p text:style-name="P5"><text:s text:c="5"/>1152 <text:s text:c="3"/>0.11</text:p>
      <text:p text:style-name="P5"><text:s text:c="5"/>1152 <text:s text:c="3"/>0.11</text:p>
      <text:p text:style-name="P5"><text:s text:c="5"/>2048 <text:s text:c="3"/>0.13</text:p>
      <text:p text:style-name="P5"><text:s text:c="5"/>4096 <text:s text:c="3"/>0.26</text:p>
      <text:p text:style-name="P5"><text:s text:c="5"/>8192 <text:s text:c="3"/>0.51</text:p>
      <text:p text:style-name="P5"><text:s text:c="4"/>16384 <text:s text:c="3"/>1.22</text:p>
      <text:p text:style-name="P5"><text:s text:c="4"/>32768 <text:s text:c="3"/>2.16</text:p>
      <text:p text:style-name="P5"><text:s text:c="4"/>65536 <text:s text:c="3"/>2.99</text:p>
      <text:p text:style-name="P5"><text:s text:c="3"/>131072 <text:s text:c="3"/>3.06</text:p>
      <text:p text:style-name="P5"><text:s text:c="3"/>212992 <text:s text:c="3"/>3.07</text:p>
      <text:p text:style-name="P5"><text:s text:c="3"/>212992 <text:s text:c="3"/>3.07</text:p>
      <text:p text:style-name="P5"/>
      <text:p text:style-name="P5"/>
      <text:p text:style-name="P6">3.2</text:p>
      <text:p text:style-name="P6">Windowsize Transfer Rate (mbit/s)</text:p>
      <text:p text:style-name="P6"><text:s text:c="5"/>1152 <text:s text:c="3"/>0.07</text:p>
      <text:p text:style-name="P6"><text:s text:c="5"/>1152 <text:s text:c="3"/>0.07</text:p>
      <text:p text:style-name="P6"><text:s text:c="5"/>2048 <text:s text:c="3"/>0.09</text:p>
      <text:p text:style-name="P6"><text:s text:c="5"/>4096 <text:s text:c="3"/>0.18</text:p>
      <text:p text:style-name="P6"><text:s text:c="5"/>8192 <text:s text:c="3"/>0.37</text:p>
      <text:p text:style-name="P6"><text:s text:c="4"/>16384 <text:s text:c="3"/>0.85</text:p>
      <text:p text:style-name="P6"><text:s text:c="4"/>32768 <text:s text:c="3"/>1.58</text:p>
      <text:p text:style-name="P6"><text:s text:c="4"/>65536 <text:s text:c="3"/>2.44</text:p>
      <text:p text:style-name="P6"><text:s text:c="3"/>131072 <text:s text:c="3"/>2.34</text:p>
      <text:p text:style-name="P6"><text:s text:c="3"/>212992 <text:s text:c="3"/>2.51</text:p>
      <text:p text:style-name="P6"><text:s text:c="3"/>212992 <text:s text:c="3"/>2.51</text:p>
      <text:p text:style-name="P6"/>
      <text:p text:style-name="P6"/>
      <text:p text:style-name="P7">3.3</text:p>
      <text:p text:style-name="P8">Windowsize Transfer Rate (mbit/s)</text:p>
      <text:p text:style-name="P8"><text:s text:c="5"/>1152 <text:s text:c="3"/>0.11</text:p>
      <text:p text:style-name="P8"><text:s text:c="5"/>1152 <text:s text:c="3"/>0.11</text:p>
      <text:p text:style-name="P8"><text:s text:c="5"/>2048 <text:s text:c="3"/>0.13</text:p>
      <text:p text:style-name="P8"><text:s text:c="5"/>4096 <text:s text:c="3"/>0.26</text:p>
      <text:p text:style-name="P8"><text:s text:c="5"/>8192 <text:s text:c="3"/>0.51</text:p>
      <text:p text:style-name="P8"><text:s text:c="4"/>16384 <text:s text:c="3"/>1.06</text:p>
      <text:p text:style-name="P8"><text:s text:c="4"/>32768 <text:s text:c="3"/>1.28</text:p>
      <text:p text:style-name="P8"><text:s text:c="4"/>65536 <text:s text:c="3"/>1.25</text:p>
      <text:p text:style-name="P8"><text:s text:c="3"/>131072 <text:s text:c="3"/>1.37</text:p>
      <text:p text:style-name="P8"><text:s text:c="3"/>212992 <text:s text:c="3"/>1.47</text:p>
      <text:p text:style-name="P8"><text:s text:c="3"/>212992 <text:s text:c="3"/>1.42</text:p>
      <text:p text:style-name="P7"/>
      <text:p text:style-name="P7"/>
      <text:p text:style-name="P7">3.4</text:p>
      <text:p text:style-name="P7">Windowsize Transfer Rate (mbit/s)</text:p>
      <text:p text:style-name="P7"><text:s text:c="5"/>1152 <text:s text:c="3"/>0.11</text:p>
      <text:p text:style-name="P7"><text:s text:c="5"/>1152 <text:s text:c="3"/>0.11</text:p>
      <text:p text:style-name="P7"><text:s text:c="5"/>2048 <text:s text:c="3"/>0.13</text:p>
      <text:p text:style-name="P7"><text:s text:c="5"/>4096 <text:s text:c="3"/>0.26</text:p>
      <text:p text:style-name="P7"><text:s text:c="5"/>8192 <text:s text:c="3"/>0.51</text:p>
      <text:p text:style-name="P7"><text:soft-page-break/><text:s text:c="4"/>16384 <text:s text:c="3"/>1.22</text:p>
      <text:p text:style-name="P7"><text:s text:c="4"/>32768 <text:s text:c="3"/>2.16</text:p>
      <text:p text:style-name="P7"><text:s text:c="4"/>65536 <text:s text:c="3"/>2.99</text:p>
      <text:p text:style-name="P7"><text:s text:c="3"/>131072 <text:s text:c="3"/>3.06</text:p>
      <text:p text:style-name="P7"><text:s text:c="3"/>212992 <text:s text:c="3"/>3.07</text:p>
      <text:p text:style-name="P7"><text:s text:c="3"/>212992 <text:s text:c="3"/>3.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6:59:02.053422715</meta:creation-date>
    <dc:date>2014-12-15T09:31:52.151093804</dc:date>
    <meta:editing-duration>PT1H8M20S</meta:editing-duration>
    <meta:editing-cycles>3</meta:editing-cycles>
    <meta:generator>LibreOffice/4.1.6.2$Linux_X86_64 LibreOffice_project/410m0$Build-2</meta:generator>
    <meta:document-statistic meta:table-count="0" meta:image-count="0" meta:object-count="0" meta:page-count="3" meta:paragraph-count="93" meta:word-count="191" meta:character-count="1624" meta:non-whitespace-character-count="1013"/>
  </office:meta>
</office:document-meta>
</file>